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560BB748911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560BB748911262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only way to God</text:span></text:p>
            <text:p text:style-name="P3"><text:span text:style-name="T2">(John 14:1-1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9:54.338000000</dc:date>
    <meta:editing-duration>PT2H23M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